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cm" style:rel-column-width="7708*"/>
    </style:style>
    <style:style style:name="Table1.B" style:family="table-column">
      <style:table-column-properties style:column-width="3cm" style:rel-column-width="11565*"/>
    </style:style>
    <style:style style:name="Table1.C" style:family="table-column">
      <style:table-column-properties style:column-width="6.001cm" style:rel-column-width="23130*"/>
    </style:style>
    <style:style style:name="Table1.D" style:family="table-column">
      <style:table-column-properties style:column-width="6.001cm" style:rel-column-width="2313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559995040128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559995055680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2332800144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2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5599950479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407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4963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4099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66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74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77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115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835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892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594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7036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92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55999506144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2T09:33:09.103000000</dc:date>
    <meta:editing-duration>PT5H36M19S</meta:editing-duration>
    <meta:editing-cycles>10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16" meta:word-count="68" meta:character-count="402" meta:non-whitespace-character-count="357"/>
  </office:meta>
</office:document-meta>
</file>